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18.6cm" svg:x="1.3cm" svg:y="1.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12-10T15:02:51.12</meta:creation-date>
    <dc:date>2017-02-28T19:31:40.53</dc:date>
    <dc:creator>SSE </dc:creator>
    <meta:editing-duration>PT2H11M7S</meta:editing-duration>
    <meta:editing-cycles>4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20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106">
      <style:chart-properties chart:display-label="true" chart:logarithmic="false" chart:minimum="0" chart:maximum="0.045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8.601cm" xlink:href="." xlink:type="simple" chart:class="chart:scatter" chart:style-name="ch1">
        <chart:title svg:x="7.679cm" svg:y="0.508cm" chart:style-name="ch2">
          <text:p>Borders classification time</text:p>
        </chart:title>
        <chart:subtitle svg:x="7.771cm" svg:y="2.342cm" chart:style-name="ch3">
          <text:p>slope=7.8e-6; intercept=0.026</text:p>
        </chart:subtitle>
        <chart:plot-area chart:style-name="ch4" chart:data-source-has-labels="both" svg:x="2.056cm" svg:y="4.357cm" svg:width="22.329cm" svg:height="12.354cm">
          <chartooo:coordinate-region svg:x="3.603cm" svg:y="4.649cm" svg:width="20.198cm" svg:height="11.23cm"/>
          <chart:axis chart:dimension="x" chart:name="primary-x" chart:style-name="ch5" chartooo:axis-type="auto">
            <chart:title svg:x="10.896cm" svg:y="17.084cm" chart:style-name="ch6">
              <text:p>border sample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11.971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1" chart:values-cell-range-address="local-table.$D$2:.$D$21" chart:label-cell-address="local-table.$D$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270285714285714">
                <text:p>0.0270285714285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272592592592593">
                <text:p>0.0272592592592593</text:p>
              </table:table-cell>
              <table:table-cell office:value-type="float" office:value="0.0278091896407686">
                <text:p>0.0278091896407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28">
                <text:p>0.028</text:p>
              </table:table-cell>
              <table:table-cell office:value-type="float" office:value="0.0285898078529657">
                <text:p>0.0285898078529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305185185185185">
                <text:p>0.0305185185185185</text:p>
              </table:table-cell>
              <table:table-cell office:value-type="float" office:value="0.0293704260651629">
                <text:p>0.0293704260651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295555555555555">
                <text:p>0.0295555555555555</text:p>
              </table:table-cell>
              <table:table-cell office:value-type="float" office:value="0.0301510442773601">
                <text:p>0.0301510442773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307407407407407">
                <text:p>0.0307407407407407</text:p>
              </table:table-cell>
              <table:table-cell office:value-type="float" office:value="0.0309316624895572">
                <text:p>0.0309316624895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32">
                <text:p>0.032</text:p>
              </table:table-cell>
              <table:table-cell office:value-type="float" office:value="0.0317122807017544">
                <text:p>0.0317122807017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308888888888889">
                <text:p>0.0308888888888889</text:p>
              </table:table-cell>
              <table:table-cell office:value-type="float" office:value="0.0324928989139515">
                <text:p>0.0324928989139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336296296296296">
                <text:p>0.0336296296296296</text:p>
              </table:table-cell>
              <table:table-cell office:value-type="float" office:value="0.0332735171261487">
                <text:p>0.0332735171261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347407407407407">
                <text:p>0.0347407407407407</text:p>
              </table:table-cell>
              <table:table-cell office:value-type="float" office:value="0.0340541353383459">
                <text:p>0.0340541353383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360740740740741">
                <text:p>0.0360740740740741</text:p>
              </table:table-cell>
              <table:table-cell office:value-type="float" office:value="0.034834753550543">
                <text:p>0.034834753550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364444444444444">
                <text:p>0.0364444444444444</text:p>
              </table:table-cell>
              <table:table-cell office:value-type="float" office:value="0.0356153717627402">
                <text:p>0.0356153717627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371851851851852">
                <text:p>0.0371851851851852</text:p>
              </table:table-cell>
              <table:table-cell office:value-type="float" office:value="0.0363959899749373">
                <text:p>0.0363959899749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372592592592593">
                <text:p>0.0372592592592593</text:p>
              </table:table-cell>
              <table:table-cell office:value-type="float" office:value="0.0371766081871345">
                <text:p>0.0371766081871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384444444444445">
                <text:p>0.0384444444444445</text:p>
              </table:table-cell>
              <table:table-cell office:value-type="float" office:value="0.0379572263993317">
                <text:p>0.0379572263993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383703703703704">
                <text:p>0.0383703703703704</text:p>
              </table:table-cell>
              <table:table-cell office:value-type="float" office:value="0.0387378446115288">
                <text:p>0.0387378446115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399259259259259">
                <text:p>0.0399259259259259</text:p>
              </table:table-cell>
              <table:table-cell office:value-type="float" office:value="0.039518462823726">
                <text:p>0.039518462823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397037037037037">
                <text:p>0.0397037037037037</text:p>
              </table:table-cell>
              <table:table-cell office:value-type="float" office:value="0.0402990810359231">
                <text:p>0.040299081035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41037037037037">
                <text:p>0.041037037037037</text:p>
              </table:table-cell>
              <table:table-cell office:value-type="float" office:value="0.0410796992481203">
                <text:p>0.0410796992481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404444444444444">
                <text:p>0.0404444444444444</text:p>
              </table:table-cell>
              <table:table-cell office:value-type="float" office:value="0.0418603174603175">
                <text:p>0.0418603174603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